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1ee0f7" officeooo:paragraph-rsid="001ec16a" fo:background-color="#1e1e1e" style:font-size-asian="7pt" style:font-size-complex="7pt"/>
    </style:style>
    <style:style style:name="P2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569cd6" loext:opacity="100%" style:font-name="Droid Sans Mono" fo:font-size="10.5pt" fo:font-weight="normal" officeooo:paragraph-rsid="001f73d8" fo:background-color="#1e1e1e"/>
    </style:style>
    <style:style style:name="P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officeooo:paragraph-rsid="001f73d8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1ee0f7" officeooo:paragraph-rsid="001ec16a" fo:background-color="#1e1e1e" style:font-size-asian="7pt" style:font-size-complex="7pt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1ee0f7" officeooo:paragraph-rsid="001ec16a" fo:background-color="transparent" style:font-size-asian="7pt" style:font-size-complex="7pt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fo:margin-top="0cm" fo:margin-bottom="0.499cm" style:contextual-spacing="false" style:line-height-at-least="0.503cm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officeooo:paragraph-rsid="001f73d8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officeooo:paragraph-rsid="00203f42"/>
    </style:style>
    <style:style style:name="P14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e1e1e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officeooo:rsid="00203f42" officeooo:paragraph-rsid="00203f42"/>
    </style:style>
    <style:style style:name="T1" style:family="text">
      <style:text-properties officeooo:rsid="001ec16a"/>
    </style:style>
    <style:style style:name="T2" style:family="text">
      <style:text-properties fo:color="#dcdcaa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8" style:family="text">
      <style:text-properties fo:color="#569cd6" loext:opacity="100%"/>
    </style:style>
    <style:style style:name="T9" style:family="text">
      <style:text-properties fo:color="#4ec9b0" loext:opacity="100%"/>
    </style:style>
    <style:style style:name="T10" style:family="text">
      <style:text-properties style:text-underline-style="solid" style:text-underline-width="auto" style:text-underline-color="font-color" officeooo:rsid="001ec16a"/>
    </style:style>
    <style:style style:name="T11" style:family="text">
      <style:text-properties style:text-underline-style="solid" style:text-underline-width="auto" style:text-underline-color="font-color" officeooo:rsid="002181f0"/>
    </style:style>
    <style:style style:name="T12" style:family="text">
      <style:text-properties fo:color="#d4d4d4" loext:opacity="100%"/>
    </style:style>
    <style:style style:name="T13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4" style:family="text">
      <style:text-properties fo:color="#d4d4d4" loext:opacity="100%" style:font-name="Droid Sans Mono" fo:font-size="10.5pt" fo:font-weight="normal" officeooo:rsid="001f73d8" fo:background-color="#1e1e1e" loext:char-shading-value="0"/>
    </style:style>
    <style:style style:name="T15" style:family="text">
      <style:text-properties fo:color="#d4d4d4" loext:opacity="100%" officeooo:rsid="001f73d8"/>
    </style:style>
    <style:style style:name="T16" style:family="text">
      <style:text-properties fo:color="#808080" loext:opacity="100%"/>
    </style:style>
    <style:style style:name="T17" style:family="text">
      <style:text-properties fo:color="#6a9955" loext:opacity="100%"/>
    </style:style>
    <style:style style:name="T18" style:family="text">
      <style:text-properties fo:color="#6a9955" loext:opacity="100%" style:font-name="Droid Sans Mono" fo:font-size="10.5pt" fo:font-weight="normal" fo:background-color="#1e1e1e" loext:char-shading-value="0"/>
    </style:style>
    <style:style style:name="T19" style:family="text">
      <style:text-properties fo:color="#d7ba7d" loext:opacity="100%"/>
    </style:style>
    <style:style style:name="T20" style:family="text">
      <style:text-properties fo:color="#000000" loext:opacity="100%" style:font-name="Droid Sans Mono" fo:font-size="10.5pt" fo:font-weight="normal" officeooo:rsid="001f73d8" fo:background-color="transparent" loext:char-shading-value="0"/>
    </style:style>
    <style:style style:name="T21" style:family="text">
      <style:text-properties fo:color="#b5cea8" loext:opacity="100%"/>
    </style:style>
    <style:style style:name="T22" style:family="text">
      <style:text-properties officeooo:rsid="002181f0"/>
    </style:style>
    <style:style style:name="T23" style:family="text">
      <style:text-properties officeooo:rsid="002259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">travail </text:span><text:span text:style-name="T11">demandé</text:span><text:span text:style-name="T1"> : Suite à une commande, le client doit recevoir un email de confirmation reprenant les détails de sa commande. Pour envoyer le mail, utilisez la bibliothèque PHPMailer (vous retrouverez le tuto </text:span><text:a xlink:type="simple" xlink:href="https://ncode.amorce.org/ressources/Pool/NEW_MS_FULL_STACK/WEB_PHP/utiliser_PhpMailer.html" office:target-frame-name="_blank" xlink:show="new" text:style-name="Internet_20_link" text:visited-style-name="Visited_20_Internet_20_Link"><text:span text:style-name="T1">ici</text:span></text:a><text:span text:style-name="T1">).</text:span></text:p>
      <text:p text:style-name="P15">J’ai fait l’exercice, <text:span text:style-name="T23">j’ai </text:span>ma page commande <text:span text:style-name="T23">mais je ne reçois pas l’email de confirmation.</text:span> <text:span text:style-name="T22">C’est quoi le problème ? </text:span></text:p>
      <text:p text:style-name="P7"><text:span text:style-name="T8">function</text:span> <text:span text:style-name="T2">envoi_mail</text:span>(<text:span text:style-name="T6">$nomprenom</text:span>, <text:span text:style-name="T6">$mail</text:span>, <text:span text:style-name="T6">$adresse</text:span>, <text:span text:style-name="T6">$libelle</text:span>, <text:span text:style-name="T6">$quantite</text:span>, <text:span text:style-name="T6">$total</text:span>) {</text:p>
      <text:p text:style-name="P1"/>
      <text:p text:style-name="P9">Voici <text:span text:style-name="T1">ma page commande.php</text:span></text:p>
      <text:p text:style-name="P3">&lt;?php</text:p>
      <text:p text:style-name="P8">//************************************************** FONCTION POUR MA PAGE COMMANDE: MAILER ************************** */</text:p>
      <text:p text:style-name="P8">// selon la situation et ta logique de code: </text:p>
      <text:p text:style-name="P8">// ici j'appelle la fonction envoi_mail()</text:p>
      <text:p text:style-name="P10"/>
      <text:p text:style-name="P8">// J'inclus la bibliothèque PHPMailer</text:p>
      <text:p text:style-name="P4"><text:span text:style-name="T8">use</text:span> PHPMailer\PHPMailer\<text:span text:style-name="T9">PHPMailer</text:span>;</text:p>
      <text:p text:style-name="P4"><text:span text:style-name="T8">use</text:span> PHPMailer\PHPMailer\<text:span text:style-name="T9">Exception</text:span>;</text:p>
      <text:p text:style-name="P10"/>
      <text:p text:style-name="P4"><text:span text:style-name="T3">require_once</text:span> <text:span text:style-name="T5">'endor/autoload.php'</text:span>; <text:span text:style-name="T17">// Composer autoloader</text:span></text:p>
      <text:p text:style-name="P10"/>
      <text:p text:style-name="P4"><text:span text:style-name="T8">function</text:span> <text:span text:style-name="T2">envoi_mail</text:span>(<text:span text:style-name="T6">$nomprenom</text:span>, <text:span text:style-name="T6">$mail</text:span>, <text:span text:style-name="T6">$adresse</text:span>, <text:span text:style-name="T6">$libelle</text:span>, <text:span text:style-name="T6">$quantite</text:span>, <text:span text:style-name="T6">$total</text:span>) {</text:p>
      <text:p text:style-name="P10"/>
      <text:p text:style-name="P8">// Configuration de l'email</text:p>
      <text:p text:style-name="P4"><text:span text:style-name="T6">$mail</text:span> = <text:span text:style-name="T8">new</text:span> <text:span text:style-name="T9">PHPMailer</text:span>(<text:span text:style-name="T8">true</text:span>);</text:p>
      <text:p text:style-name="P4"><text:span text:style-name="T6">$mail</text:span>-&gt;<text:span text:style-name="T6">SMTPDebug</text:span> = <text:span text:style-name="T21">0</text:span>; <text:span text:style-name="T17">// Débogage SMTP (0 pour production: avec cette valeur, les erreurs SMTP ne seront pas affichées.)</text:span></text:p>
      <text:p text:style-name="P8">// J'utilise le SMTP</text:p>
      <text:p text:style-name="P4"><text:span text:style-name="T6">$mail</text:span>-&gt;<text:span text:style-name="T2">isSMTP</text:span>();</text:p>
      <text:p text:style-name="P10"/>
      <text:p text:style-name="P8">// Serveur SMTP</text:p>
      <text:p text:style-name="P10"/>
      <text:p text:style-name="P4"><text:span text:style-name="T6">$mail</text:span>-&gt;<text:span text:style-name="T6">Host</text:span> = <text:span text:style-name="T5">'localhost'</text:span>; </text:p>
      <text:p text:style-name="P4"><text:span text:style-name="T6">$mail</text:span>-&gt;<text:span text:style-name="T6">SMTPAuth</text:span> = <text:span text:style-name="T8">false</text:span>; </text:p>
      <text:p text:style-name="P4"><text:span text:style-name="T6">$mail</text:span>-&gt;<text:span text:style-name="T6">Port</text:span> = <text:span text:style-name="T21">1025</text:span>; </text:p>
      <text:p text:style-name="P10"/>
      <text:p text:style-name="P8">// Expéditeur du mail - adresse mail + nom (facultatif)</text:p>
      <text:p text:style-name="P4"><text:span text:style-name="T6">$mail</text:span>-&gt;<text:span text:style-name="T2">setFrom</text:span>(<text:span text:style-name="T5">'from@thedistrict.com'</text:span>, <text:span text:style-name="T5">'The District'</text:span>);</text:p>
      <text:p text:style-name="P10"/>
      <text:p text:style-name="P8">// Récupérez les informations de la commande</text:p>
      <text:p text:style-name="P4"><text:span text:style-name="T6">$mail</text:span>-&gt;<text:span text:style-name="T2">addAddress</text:span>(<text:span text:style-name="T6">$mail</text:span>, <text:span text:style-name="T6">$nomprenom</text:span>); </text:p>
      <text:p text:style-name="P10"/>
      <text:p text:style-name="P8">//Adresse de reply (facultatif)</text:p>
      <text:p text:style-name="P4"><text:span text:style-name="T6">$mail</text:span>-&gt;<text:span text:style-name="T2">addReplyTo</text:span>(<text:span text:style-name="T5">"reply@thedistrict.com"</text:span>, <text:span text:style-name="T5">"Reply"</text:span>);</text:p>
      <text:p text:style-name="P10"/>
      <text:p text:style-name="P8">// On précise si l'on veut envoyer un email sous format HTML </text:p>
      <text:p text:style-name="P4"><text:span text:style-name="T6">$mail</text:span>-&gt;<text:span text:style-name="T2">isHTML</text:span>(<text:span text:style-name="T8">true</text:span>);</text:p>
      <text:p text:style-name="P10"/>
      <text:p text:style-name="P8">// Sujet du mail</text:p>
      <text:p text:style-name="P4"><text:soft-page-break/><text:span text:style-name="T6">$mail</text:span>-&gt;<text:span text:style-name="T6">Subject</text:span> = <text:span text:style-name="T5">'Confirmation de votre commande'</text:span>;</text:p>
      <text:p text:style-name="P10"/>
      <text:p text:style-name="P8">// Corps du message</text:p>
      <text:p text:style-name="P4"><text:span text:style-name="T6">$mail</text:span>-&gt;<text:span text:style-name="T6">Body</text:span> = <text:span text:style-name="T5">"&lt;h2&gt;Votre commande chez Le District&lt;/h2&gt;</text:span></text:p>
      <text:p text:style-name="P10"/>
      <text:p text:style-name="P4"><text:span text:style-name="T5">&lt;p&gt;Cher </text:span><text:span text:style-name="T6">$nom_client</text:span><text:span text:style-name="T5">,&lt;/p&gt;</text:span></text:p>
      <text:p text:style-name="P10"/>
      <text:p text:style-name="P14">&lt;p&gt;Nous avons bien reçu votre commande. Voici les détails :&lt;/p&gt;</text:p>
      <text:p text:style-name="P10"/>
      <text:p text:style-name="P4"><text:span text:style-name="T5">&lt;p&gt;Plat commandé : </text:span><text:span text:style-name="T6">$libelle</text:span><text:span text:style-name="T5">&lt;/p&gt;</text:span></text:p>
      <text:p text:style-name="P10"/>
      <text:p text:style-name="P4"><text:span text:style-name="T5">&lt;p&gt;Quantité : </text:span><text:span text:style-name="T6">$quantite</text:span><text:span text:style-name="T5">&lt;/p&gt;</text:span></text:p>
      <text:p text:style-name="P10"/>
      <text:p text:style-name="P4"><text:span text:style-name="T5">&lt;p&gt;Prix total : </text:span><text:span text:style-name="T6">$total</text:span><text:span text:style-name="T5">&lt;/p&gt;</text:span></text:p>
      <text:p text:style-name="P10"/>
      <text:p text:style-name="P4"><text:span text:style-name="T5">&lt;p&gt;Adresse de livraison : </text:span><text:span text:style-name="T6">$adresse</text:span><text:span text:style-name="T5">&lt;/p&gt;</text:span></text:p>
      <text:p text:style-name="P10"/>
      <text:p text:style-name="P4"><text:span text:style-name="T5">&lt;p&gt;Merci pour votre commande. Nous vous contactons rapidement pour confirmer la livraison.&lt;/p&gt;"</text:span>;</text:p>
      <text:p text:style-name="P10"/>
      <text:p text:style-name="P8">// On envoie le mail dans un block try/catch pour capturer les éventuelles erreurs</text:p>
      <text:p text:style-name="P4"><text:span text:style-name="T3">try</text:span> {</text:p>
      <text:p text:style-name="P4"><text:span text:style-name="T6">$mail</text:span> = <text:span text:style-name="T8">new</text:span> <text:span text:style-name="T9">PHPMailer</text:span>(<text:span text:style-name="T8">true</text:span>);</text:p>
      <text:p text:style-name="P4"><text:span text:style-name="T6">$mail</text:span>-&gt;<text:span text:style-name="T2">send</text:span>();</text:p>
      <text:p text:style-name="P4"><text:span text:style-name="T2">echo</text:span> <text:span text:style-name="T5">"Mail envoyé avec succès"</text:span>;</text:p>
      <text:p text:style-name="P4">} <text:span text:style-name="T3">catch</text:span> (<text:span text:style-name="T9">Exception</text:span> <text:span text:style-name="T6">$e</text:span>) {</text:p>
      <text:p text:style-name="P4"><text:span text:style-name="T2">echo</text:span> <text:span text:style-name="T5">"L'envoi de mail a échoué. L'erreur suivante s'est produite : "</text:span>, <text:span text:style-name="T6">$mail</text:span>-&gt;<text:span text:style-name="T6">ErrorInfo</text:span>;</text:p>
      <text:p text:style-name="P4"><text:span text:style-name="T3">return</text:span> <text:span text:style-name="T8">false</text:span>; <text:span text:style-name="T17">// Email sending failed</text:span></text:p>
      <text:p text:style-name="P4">}</text:p>
      <text:p text:style-name="P4">}</text:p>
      <text:p text:style-name="P4"><text:span text:style-name="T8">?&gt;</text:span></text:p>
      <text:p text:style-name="P12"/>
      <text:p text:style-name="P10"><text:span text:style-name="T16"/></text:p>
      <text:p text:style-name="P10"><text:span text:style-name="T13"><text:line-break/><text:line-break/></text:span><text:span text:style-name="T20">Voici mon mailer.php :</text:span></text:p>
      <text:p text:style-name="P3"><text:span text:style-name="T15">&lt;?php</text:span></text:p>
      <text:p text:style-name="P2"><text:span text:style-name="T6">&lt;?php</text:span></text:p>
      <text:p text:style-name="P8">//************************************************** FONCTION POUR MA PAGE COMMANDE: MAILER ************************** */</text:p>
      <text:p text:style-name="P8">// selon la situation et ta logique de code: </text:p>
      <text:p text:style-name="P8">// ici j'appelle la fonction envoi_mail()</text:p>
      <text:p text:style-name="P10"/>
      <text:p text:style-name="P8">// J'inclus la bibliothèque PHPMailer</text:p>
      <text:p text:style-name="P4"><text:span text:style-name="T8">use</text:span> PHPMailer\PHPMailer\<text:span text:style-name="T9">PHPMailer</text:span>;</text:p>
      <text:p text:style-name="P4"><text:span text:style-name="T8">use</text:span> PHPMailer\PHPMailer\<text:span text:style-name="T9">Exception</text:span>;</text:p>
      <text:p text:style-name="P10"/>
      <text:p text:style-name="P4"><text:span text:style-name="T3">require_once</text:span> <text:span text:style-name="T5">'endor/autoload.php'</text:span>; <text:span text:style-name="T17">// Composer autoloader</text:span></text:p>
      <text:p text:style-name="P10"/>
      <text:p text:style-name="P4"><text:soft-page-break/><text:span text:style-name="T8">function</text:span> <text:span text:style-name="T2">envoi_mail</text:span>(<text:span text:style-name="T6">$nomprenom</text:span>, <text:span text:style-name="T6">$mail</text:span>, <text:span text:style-name="T6">$adresse</text:span>, <text:span text:style-name="T6">$libelle</text:span>, <text:span text:style-name="T6">$quantite</text:span>, <text:span text:style-name="T6">$total</text:span>) {</text:p>
      <text:p text:style-name="P10"/>
      <text:p text:style-name="P8">// Configuration de l'email</text:p>
      <text:p text:style-name="P4"><text:span text:style-name="T6">$mail</text:span> = <text:span text:style-name="T8">new</text:span> <text:span text:style-name="T9">PHPMailer</text:span>(<text:span text:style-name="T8">true</text:span>);</text:p>
      <text:p text:style-name="P4"><text:span text:style-name="T6">$mail</text:span>-&gt;<text:span text:style-name="T6">SMTPDebug</text:span> = <text:span text:style-name="T21">0</text:span>; <text:span text:style-name="T17">// Débogage SMTP (0 pour production: avec cette valeur, les erreurs SMTP ne seront pas affichées.)</text:span></text:p>
      <text:p text:style-name="P8">// J'utilise le SMTP</text:p>
      <text:p text:style-name="P4"><text:span text:style-name="T6">$mail</text:span>-&gt;<text:span text:style-name="T2">isSMTP</text:span>();</text:p>
      <text:p text:style-name="P10"/>
      <text:p text:style-name="P8">// Serveur SMTP</text:p>
      <text:p text:style-name="P10"/>
      <text:p text:style-name="P4"><text:span text:style-name="T6">$mail</text:span>-&gt;<text:span text:style-name="T6">Host</text:span> = <text:span text:style-name="T5">'localhost'</text:span>; </text:p>
      <text:p text:style-name="P4"><text:span text:style-name="T6">$mail</text:span>-&gt;<text:span text:style-name="T6">SMTPAuth</text:span> = <text:span text:style-name="T8">false</text:span>; </text:p>
      <text:p text:style-name="P4"><text:span text:style-name="T6">$mail</text:span>-&gt;<text:span text:style-name="T6">Port</text:span> = <text:span text:style-name="T21">1025</text:span>; </text:p>
      <text:p text:style-name="P10"/>
      <text:p text:style-name="P8">// Expéditeur du mail - adresse mail + nom (facultatif)</text:p>
      <text:p text:style-name="P4"><text:span text:style-name="T6">$mail</text:span>-&gt;<text:span text:style-name="T2">setFrom</text:span>(<text:span text:style-name="T5">'from@thedistrict.com'</text:span>, <text:span text:style-name="T5">'The District'</text:span>);</text:p>
      <text:p text:style-name="P10"/>
      <text:p text:style-name="P8">// Récupérez les informations de la commande</text:p>
      <text:p text:style-name="P4"><text:span text:style-name="T6">$mail</text:span>-&gt;<text:span text:style-name="T2">addAddress</text:span>(<text:span text:style-name="T6">$mail</text:span>, <text:span text:style-name="T6">$nomprenom</text:span>); </text:p>
      <text:p text:style-name="P10"/>
      <text:p text:style-name="P8">//Adresse de reply (facultatif)</text:p>
      <text:p text:style-name="P4"><text:span text:style-name="T6">$mail</text:span>-&gt;<text:span text:style-name="T2">addReplyTo</text:span>(<text:span text:style-name="T5">"reply@thedistrict.com"</text:span>, <text:span text:style-name="T5">"Reply"</text:span>);</text:p>
      <text:p text:style-name="P10"/>
      <text:p text:style-name="P8">// On précise si l'on veut envoyer un email sous format HTML </text:p>
      <text:p text:style-name="P4"><text:span text:style-name="T6">$mail</text:span>-&gt;<text:span text:style-name="T2">isHTML</text:span>(<text:span text:style-name="T8">true</text:span>);</text:p>
      <text:p text:style-name="P10"/>
      <text:p text:style-name="P8">// Sujet du mail</text:p>
      <text:p text:style-name="P4"><text:span text:style-name="T6">$mail</text:span>-&gt;<text:span text:style-name="T6">Subject</text:span> = <text:span text:style-name="T5">'Confirmation de votre commande'</text:span>;</text:p>
      <text:p text:style-name="P10"/>
      <text:p text:style-name="P8">// Corps du message</text:p>
      <text:p text:style-name="P4"><text:span text:style-name="T6">$mail</text:span>-&gt;<text:span text:style-name="T6">Body</text:span> = <text:span text:style-name="T5">"&lt;h2&gt;Votre commande chez Le District&lt;/h2&gt;</text:span></text:p>
      <text:p text:style-name="P10"/>
      <text:p text:style-name="P4"><text:span text:style-name="T5">&lt;p&gt;Cher </text:span><text:span text:style-name="T6">$nom_client</text:span><text:span text:style-name="T5">,&lt;/p&gt;</text:span></text:p>
      <text:p text:style-name="P10"/>
      <text:p text:style-name="P14">&lt;p&gt;Nous avons bien reçu votre commande. Voici les détails :&lt;/p&gt;</text:p>
      <text:p text:style-name="P10"/>
      <text:p text:style-name="P4"><text:span text:style-name="T5">&lt;p&gt;Plat commandé : </text:span><text:span text:style-name="T6">$libelle</text:span><text:span text:style-name="T5">&lt;/p&gt;</text:span></text:p>
      <text:p text:style-name="P10"/>
      <text:p text:style-name="P4"><text:span text:style-name="T5">&lt;p&gt;Quantité : </text:span><text:span text:style-name="T6">$quantite</text:span><text:span text:style-name="T5">&lt;/p&gt;</text:span></text:p>
      <text:p text:style-name="P10"/>
      <text:p text:style-name="P4"><text:span text:style-name="T5">&lt;p&gt;Prix total : </text:span><text:span text:style-name="T6">$total</text:span><text:span text:style-name="T5">&lt;/p&gt;</text:span></text:p>
      <text:p text:style-name="P10"/>
      <text:p text:style-name="P4"><text:span text:style-name="T5">&lt;p&gt;Adresse de livraison : </text:span><text:span text:style-name="T6">$adresse</text:span><text:span text:style-name="T5">&lt;/p&gt;</text:span></text:p>
      <text:p text:style-name="P10"/>
      <text:p text:style-name="P4"><text:span text:style-name="T5">&lt;p&gt;Merci pour votre commande. Nous vous contactons rapidement pour confirmer la livraison.&lt;/p&gt;"</text:span>;</text:p>
      <text:p text:style-name="P10"/>
      <text:p text:style-name="P8">// On envoie le mail dans un block try/catch pour capturer les éventuelles erreurs</text:p>
      <text:p text:style-name="P4"><text:span text:style-name="T3">try</text:span> {</text:p>
      <text:p text:style-name="P4"><text:span text:style-name="T6">$mail</text:span> = <text:span text:style-name="T8">new</text:span> <text:span text:style-name="T9">PHPMailer</text:span>(<text:span text:style-name="T8">true</text:span>);</text:p>
      <text:p text:style-name="P4"><text:soft-page-break/><text:span text:style-name="T6">$mail</text:span>-&gt;<text:span text:style-name="T2">send</text:span>();</text:p>
      <text:p text:style-name="P4"><text:span text:style-name="T2">echo</text:span> <text:span text:style-name="T5">"Mail envoyé avec succès"</text:span>;</text:p>
      <text:p text:style-name="P4">} <text:span text:style-name="T3">catch</text:span> (<text:span text:style-name="T9">Exception</text:span> <text:span text:style-name="T6">$e</text:span>) {</text:p>
      <text:p text:style-name="P4"><text:span text:style-name="T2">echo</text:span> <text:span text:style-name="T5">"L'envoi de mail a échoué. L'erreur suivante s'est produite : "</text:span>, <text:span text:style-name="T6">$mail</text:span>-&gt;<text:span text:style-name="T6">ErrorInfo</text:span>;</text:p>
      <text:p text:style-name="P4"><text:span text:style-name="T3">return</text:span> <text:span text:style-name="T8">false</text:span>; <text:span text:style-name="T17">// Email sending failed</text:span></text:p>
      <text:p text:style-name="P4">}</text:p>
      <text:p text:style-name="P4">}</text:p>
      <text:p text:style-name="P4"><text:span text:style-name="T8">?&gt;</text:span></text:p>
      <text:p text:style-name="P10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4:09:35.158767828</meta:creation-date>
    <dc:date>2024-07-24T09:32:29.022431177</dc:date>
    <meta:editing-duration>PT19H55M6S</meta:editing-duration>
    <meta:editing-cycles>1</meta:editing-cycles>
    <meta:document-statistic meta:table-count="0" meta:image-count="0" meta:object-count="0" meta:page-count="4" meta:paragraph-count="102" meta:word-count="563" meta:character-count="4193" meta:non-whitespace-character-count="3717"/>
    <meta:generator>LibreOffice/7.3.7.2$Linux_X86_64 LibreOffice_project/30$Build-2</meta:generator>
  </office:meta>
</office:document-meta>
</file>